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Roboto, sans-serif" svg:font-family="Roboto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Roboto, sans-serif" fo:font-weight="bold" style:font-weight-asian="bold" fo:color="#000000"/>
    </style:style>
    <style:style style:name="T2" style:parent-style-name="Policepardéfaut" style:family="text">
      <style:text-properties style:font-name="Roboto, sans-serif" fo:color="#444444"/>
    </style:style>
    <style:style style:name="T3" style:parent-style-name="Policepardéfaut" style:family="text">
      <style:text-properties style:font-name="Roboto, sans-serif" fo:color="#444444"/>
    </style:style>
    <style:style style:name="T4" style:parent-style-name="Policepardéfaut" style:family="text">
      <style:text-properties style:font-name="Roboto, sans-serif" fo:color="#444444"/>
    </style:style>
    <style:style style:name="P5" style:parent-style-name="Standard" style:family="paragraph">
      <style:text-properties style:font-name="Roboto, sans-serif" fo:color="#444444"/>
    </style:style>
    <style:style style:name="T6" style:parent-style-name="Policepardéfaut" style:family="text">
      <style:text-properties style:font-name="Roboto, sans-serif" fo:color="#444444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Roboto, sans-serif" fo:font-weight="bold" style:font-weight-asian="bold" fo:color="#000000"/>
    </style:style>
    <style:style style:name="P9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0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1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2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3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S1" style:family="section">
      <style:section-properties fo:margin-left="0in" fo:margin-right="0in" style:writing-mode="lr-tb">
        <style:columns fo:column-count="1" fo:column-gap="0in"/>
      </style:section-properties>
    </style:style>
    <style:style style:name="P14" style:parent-style-name="Standard" style:family="paragraph">
      <style:text-properties style:font-name="Roboto, sans-serif" fo:color="#444444"/>
    </style:style>
    <style:style style:name="S2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5" style:parent-style-name="Textbody" style:family="paragraph">
      <style:paragraph-properties fo:border="0.0034in solid #000000" fo:padding="0.0138in" style:shadow="none" fo:margin-bottom="0in"/>
    </style:style>
    <style:style style:name="T16" style:parent-style-name="Policepardéfaut" style:family="text">
      <style:text-properties style:font-name="Roboto, sans-serif" fo:font-weight="bold" style:font-weight-asian="bold" fo:color="#000000"/>
    </style:style>
    <style:style style:name="T17" style:parent-style-name="Policepardéfaut" style:family="text">
      <style:text-properties style:font-name="Roboto, sans-serif" fo:color="#000000"/>
    </style:style>
    <style:style style:name="T18" style:parent-style-name="Policepardéfaut" style:family="text">
      <style:text-properties style:font-name="Roboto, sans-serif" fo:color="#000000"/>
    </style:style>
    <style:style style:name="P19" style:parent-style-name="Textbody" style:family="paragraph">
      <style:paragraph-properties fo:border="0.0034in solid #000000" fo:padding="0.0138in" style:shadow="none"/>
    </style:style>
    <style:style style:name="T20" style:parent-style-name="Policepardéfaut" style:family="text">
      <style:text-properties style:font-name="Roboto, sans-serif" fo:color="#000000"/>
    </style:style>
    <style:style style:name="T21" style:parent-style-name="Policepardéfaut" style:family="text">
      <style:text-properties style:font-name="Roboto, sans-serif" fo:font-weight="bold" style:font-weight-asian="bold" fo:color="#000000"/>
    </style:style>
    <style:style style:name="T22" style:parent-style-name="Policepardéfaut" style:family="text">
      <style:text-properties style:font-name="Roboto, sans-serif" fo:color="#000000"/>
    </style:style>
    <style:style style:name="T23" style:parent-style-name="Policepardéfaut" style:family="text">
      <style:text-properties style:font-name="Roboto, sans-serif" fo:font-weight="bold" style:font-weight-asian="bold" fo:color="#000000"/>
    </style:style>
    <style:style style:name="T24" style:parent-style-name="Policepardéfaut" style:family="text">
      <style:text-properties style:font-name="Roboto, sans-serif" fo:color="#000000"/>
    </style:style>
    <style:style style:name="T25" style:parent-style-name="Policepardéfaut" style:family="text">
      <style:text-properties style:font-name="Roboto, sans-serif" fo:font-weight="bold" style:font-weight-asian="bold" fo:color="#000000"/>
    </style:style>
    <style:style style:name="T26" style:parent-style-name="Policepardéfaut" style:family="text">
      <style:text-properties style:font-name="Roboto, sans-serif" fo:color="#000000"/>
    </style:style>
    <style:style style:name="T27" style:parent-style-name="Policepardéfaut" style:family="text">
      <style:text-properties style:font-name="Roboto, sans-serif" fo:font-weight="bold" style:font-weight-asian="bold" fo:color="#000000"/>
    </style:style>
    <style:style style:name="T28" style:parent-style-name="Policepardéfaut" style:family="text">
      <style:text-properties style:font-name="Roboto, sans-serif" fo:color="#000000"/>
    </style:style>
    <style:style style:name="P29" style:parent-style-name="Textbody" style:family="paragraph">
      <style:paragraph-properties fo:border="0.0034in solid #000000" fo:padding="0.0138in" style:shadow="none"/>
    </style:style>
    <style:style style:name="T30" style:parent-style-name="Policepardéfaut" style:family="text">
      <style:text-properties style:font-name="Roboto, sans-serif" fo:color="#000000"/>
    </style:style>
    <style:style style:name="T31" style:parent-style-name="Policepardéfaut" style:family="text">
      <style:text-properties style:font-name="Roboto, sans-serif" fo:color="#000000"/>
    </style:style>
    <style:style style:name="T32" style:parent-style-name="Policepardéfaut" style:family="text">
      <style:text-properties style:font-name="Roboto, sans-serif" fo:font-weight="bold" style:font-weight-asian="bold" fo:color="#000000"/>
    </style:style>
    <style:style style:name="T33" style:parent-style-name="Policepardéfaut" style:family="text">
      <style:text-properties style:font-name="Roboto, sans-serif" fo:color="#000000"/>
    </style:style>
    <style:style style:name="T34" style:parent-style-name="Policepardéfaut" style:family="text">
      <style:text-properties style:font-name="Roboto, sans-serif" fo:font-weight="bold" style:font-weight-asian="bold" fo:color="#000000"/>
    </style:style>
    <style:style style:name="T35" style:parent-style-name="Policepardéfaut" style:family="text">
      <style:text-properties style:font-name="Roboto, sans-serif" fo:color="#000000"/>
    </style:style>
    <style:style style:name="T36" style:parent-style-name="Policepardéfaut" style:family="text">
      <style:text-properties style:font-name="Roboto, sans-serif" fo:font-weight="bold" style:font-weight-asian="bold" fo:color="#000000"/>
    </style:style>
    <style:style style:name="T37" style:parent-style-name="Policepardéfaut" style:family="text">
      <style:text-properties style:font-name="Roboto, sans-serif" fo:color="#000000"/>
    </style:style>
    <style:style style:name="P38" style:parent-style-name="Textbody" style:family="paragraph">
      <style:paragraph-properties fo:border="0.0034in solid #000000" fo:padding="0.0138in" style:shadow="none"/>
    </style:style>
    <style:style style:name="T39" style:parent-style-name="Policepardéfaut" style:family="text">
      <style:text-properties style:font-name="Roboto, sans-serif" fo:color="#000000"/>
    </style:style>
    <style:style style:name="T40" style:parent-style-name="Policepardéfaut" style:family="text">
      <style:text-properties style:font-name="Roboto, sans-serif" fo:font-weight="bold" style:font-weight-asian="bold" fo:color="#000000"/>
    </style:style>
    <style:style style:name="T41" style:parent-style-name="Policepardéfaut" style:family="text">
      <style:text-properties style:font-name="Roboto, sans-serif" fo:color="#000000"/>
    </style:style>
    <style:style style:name="T42" style:parent-style-name="Policepardéfaut" style:family="text">
      <style:text-properties style:font-name="Roboto, sans-serif" fo:font-weight="bold" style:font-weight-asian="bold" fo:color="#000000"/>
    </style:style>
    <style:style style:name="T43" style:parent-style-name="Policepardéfaut" style:family="text">
      <style:text-properties style:font-name="Roboto, sans-serif" fo:color="#000000"/>
    </style:style>
    <style:style style:name="P44" style:parent-style-name="Textbody" style:family="paragraph">
      <style:paragraph-properties fo:border="0.0034in solid #000000" fo:padding="0.0138in" style:shadow="none"/>
    </style:style>
    <style:style style:name="T45" style:parent-style-name="Policepardéfaut" style:family="text">
      <style:text-properties style:font-name="Roboto, sans-serif" fo:color="#000000"/>
    </style:style>
    <style:style style:name="T46" style:parent-style-name="Policepardéfaut" style:family="text">
      <style:text-properties style:font-name="Roboto, sans-serif" fo:font-weight="bold" style:font-weight-asian="bold" fo:color="#000000"/>
    </style:style>
    <style:style style:name="T47" style:parent-style-name="Policepardéfaut" style:family="text">
      <style:text-properties style:font-name="Roboto, sans-serif" fo:color="#000000"/>
    </style:style>
    <style:style style:name="T48" style:parent-style-name="Policepardéfaut" style:family="text">
      <style:text-properties style:font-name="Roboto, sans-serif" fo:color="#000000"/>
    </style:style>
    <style:style style:name="T49" style:parent-style-name="Policepardéfaut" style:family="text">
      <style:text-properties style:font-name="Roboto, sans-serif" fo:font-weight="bold" style:font-weight-asian="bold" fo:color="#000000"/>
    </style:style>
    <style:style style:name="T50" style:parent-style-name="Policepardéfaut" style:family="text">
      <style:text-properties style:font-name="Roboto, sans-serif" fo:color="#000000"/>
    </style:style>
    <style:style style:name="P51" style:parent-style-name="Textbody" style:family="paragraph">
      <style:paragraph-properties fo:margin-bottom="0in"/>
      <style:text-properties fo:font-weight="bold" style:font-weight-asian="bold" fo:color="#888888"/>
    </style:style>
    <style:style style:name="P52" style:parent-style-name="Textbody" style:family="paragraph">
      <style:paragraph-properties fo:margin-bottom="0in"/>
      <style:text-properties fo:font-weight="bold" style:font-weight-asian="bold" fo:color="#888888"/>
    </style:style>
    <style:style style:name="P53" style:parent-style-name="Textbody" style:family="paragraph">
      <style:text-properties fo:font-weight="bold" style:font-weight-asian="bold"/>
    </style:style>
    <style:style style:name="P54" style:parent-style-name="Textbody" style:family="paragraph">
      <style:paragraph-properties fo:margin-bottom="0in"/>
      <style:text-properties fo:font-style="italic" style:font-style-asian="italic"/>
    </style:style>
    <style:style style:name="P55" style:parent-style-name="Textbody" style:family="paragraph">
      <style:paragraph-properties fo:margin-bottom="0in"/>
      <style:text-properties fo:font-weight="bold" style:font-weight-asian="bold" fo:font-style="italic" style:font-style-asian="italic"/>
    </style:style>
    <style:style style:name="P56" style:parent-style-name="Textbody" style:family="paragraph">
      <style:paragraph-properties fo:margin-bottom="0in"/>
      <style:text-properties fo:font-weight="bold" style:font-weight-asian="bold" fo:language="en" fo:country="US"/>
    </style:style>
    <style:style style:name="P57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58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59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0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1" style:parent-style-name="Textbody" style:family="paragraph">
      <style:text-properties fo:font-weight="bold" style:font-weight-asian="bold" fo:language="en" fo:country="US"/>
    </style:style>
    <style:style style:name="P62" style:parent-style-name="Textbody" style:family="paragraph">
      <style:text-properties fo:font-weight="bold" style:font-weight-asian="bold" fo:language="en" fo:country="US"/>
    </style:style>
    <style:style style:name="P63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4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5" style:parent-style-name="Textbody" style:family="paragraph">
      <style:text-properties fo:font-weight="bold" style:font-weight-asian="bold"/>
    </style:style>
    <style:style style:name="P66" style:parent-style-name="Textbody" style:family="paragraph">
      <style:paragraph-properties fo:margin-bottom="0in"/>
      <style:text-properties fo:font-style="italic" style:font-style-asian="italic"/>
    </style:style>
    <style:style style:name="P67" style:parent-style-name="Textbody" style:family="paragraph">
      <style:paragraph-properties fo:margin-bottom="0in"/>
      <style:text-properties fo:font-weight="bold" style:font-weight-asian="bold" fo:font-style="italic" style:font-style-asian="italic"/>
    </style:style>
    <style:style style:name="P68" style:parent-style-name="Textbody" style:family="paragraph">
      <style:paragraph-properties fo:margin-bottom="0in"/>
      <style:text-properties fo:font-weight="bold" style:font-weight-asian="bold" fo:language="en" fo:country="US"/>
    </style:style>
    <style:style style:name="P69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70" style:parent-style-name="Textbody" style:family="paragraph">
      <style:paragraph-properties fo:margin-bottom="0in"/>
      <style:text-properties fo:font-weight="bold" style:font-weight-asian="bold" fo:font-style="italic" style:font-style-asian="italic" fo:language="en" fo:country="US"/>
    </style:style>
    <style:style style:name="P71" style:parent-style-name="Textbody" style:family="paragraph">
      <style:paragraph-properties fo:margin-bottom="0in"/>
      <style:text-properties fo:font-weight="bold" style:font-weight-asian="bold" fo:language="en" fo:country="US"/>
    </style:style>
    <style:style style:name="P72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73" style:parent-style-name="Textbody" style:family="paragraph">
      <style:paragraph-properties fo:margin-bottom="0in"/>
      <style:text-properties fo:language="en" fo:country="US"/>
    </style:style>
    <style:style style:name="P74" style:parent-style-name="Textbody" style:family="paragraph">
      <style:paragraph-properties fo:break-before="page" fo:margin-bottom="0in"/>
      <style:text-properties fo:font-weight="bold" style:font-weight-asian="bold" fo:color="#888888"/>
    </style:style>
    <style:style style:name="P75" style:parent-style-name="Textbody" style:family="paragraph">
      <style:paragraph-properties fo:margin-bottom="0in"/>
      <style:text-properties fo:font-weight="bold" style:font-weight-asian="bold" fo:color="#888888"/>
    </style:style>
    <style:style style:name="P76" style:parent-style-name="Standard" style:family="paragraph">
      <style:text-properties fo:font-weight="bold" style:font-weight-asian="bold"/>
    </style:style>
    <style:style style:name="P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NSimSun" style:font-name-complex="Liberation Mono" fo:color="#000000" fo:hyphenate="true"/>
    </style:style>
    <style:style style:name="P78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79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80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81" style:parent-style-name="PreformattedText" style:family="paragraph">
      <style:paragraph-properties fo:margin-bottom="0.1965in"/>
    </style:style>
    <style:style style:name="T82" style:parent-style-name="Policepardéfaut" style:family="text">
      <style:text-properties style:font-name="Liberation Serif" fo:font-weight="bold" style:font-weight-asian="bold" style:font-weight-complex="bold" fo:font-style="italic" style:font-style-asian="italic" fo:color="#000000" fo:font-size="12pt" style:font-size-asian="12pt" style:font-size-complex="12pt"/>
    </style:style>
    <style:style style:name="T83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T84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/>
    </style:style>
    <style:style style:name="T85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T86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/>
    </style:style>
    <style:style style:name="T87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P88" style:parent-style-name="Standard" style:family="paragraph">
      <style:text-properties fo:font-weight="bold" style:font-weight-asian="bold"/>
    </style:style>
    <style:style style:name="P89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90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91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92" style:parent-style-name="PréformatéHTML" style:family="paragraph">
      <style:paragraph-properties fo:background-color="#FFFFFF"/>
    </style:style>
    <style:style style:name="T93" style:parent-style-name="Policepardéfaut" style:family="text">
      <style:text-properties style:font-name="Liberation Serif" style:font-name-asian="NSimSun" style:font-name-complex="Liberation Mono" fo:font-weight="bold" style:font-weight-asian="bold" style:font-weight-complex="bold" fo:font-style="italic" style:font-style-asian="italic" fo:color="#000000" style:letter-kerning="true" fo:font-size="12pt" style:font-size-asian="12pt" style:font-size-complex="12pt" fo:language="en" fo:country="US" style:language-asian="zh" style:country-asian="CN" style:language-complex="hi" style:country-complex="IN"/>
    </style:style>
    <style:style style:name="T94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T95" style:parent-style-name="Policepardéfaut" style:family="text">
      <style:text-properties style:font-name="Liberation Serif" style:font-name-asian="NSimSun" style:font-name-complex="Liberation Mono" fo:font-style="italic" style:font-style-asian="italic" style:letter-kerning="true" fo:font-size="12pt" style:font-size-asian="12pt" style:font-size-complex="12pt" fo:language="en" fo:country="US" style:language-asian="zh" style:country-asian="CN" style:language-complex="hi" style:country-complex="IN"/>
    </style:style>
    <style:style style:name="P96" style:parent-style-name="PréformatéHTML" style:family="paragraph">
      <style:paragraph-properties fo:background-color="#FFFFFF"/>
      <style:text-properties fo:color="#000000" fo:language="en" fo:country="US"/>
    </style:style>
    <style:style style:name="P97" style:parent-style-name="Standard" style:family="paragraph">
      <style:text-properties fo:font-weight="bold" style:font-weight-asian="bold"/>
    </style:style>
    <style:style style:name="P98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99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100" style:parent-style-name="PreformattedText" style:family="paragraph">
      <style:paragraph-properties fo:margin-bottom="0.1965in"/>
    </style:style>
    <style:style style:name="T101" style:parent-style-name="Policepardéfaut" style:family="text">
      <style:text-properties style:font-name="Liberation Serif" fo:color="#000000" fo:font-size="12pt" style:font-size-asian="12pt" style:font-size-complex="12pt"/>
    </style:style>
    <style:style style:name="T102" style:parent-style-name="Policepardéfaut" style:family="text">
      <style:text-properties style:font-name="Liberation Serif" fo:color="#000000" fo:font-size="12pt" style:font-size-asian="12pt" style:font-size-complex="12pt"/>
    </style:style>
    <style:style style:name="T103" style:parent-style-name="Policepardéfaut" style:family="text">
      <style:text-properties style:font-name="Liberation Serif" fo:font-weight="bold" style:font-weight-asian="bold" style:font-weight-complex="bold" fo:font-style="italic" style:font-style-asian="italic" fo:color="#000000" fo:font-size="12pt" style:font-size-asian="12pt" style:font-size-complex="12pt" fo:language="en" fo:country="US"/>
    </style:style>
    <style:style style:name="T104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T105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 fo:language="en" fo:country="US"/>
    </style:style>
    <style:style style:name="T106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P107" style:parent-style-name="Standard" style:family="paragraph">
      <style:text-properties fo:font-weight="bold" style:font-weight-asian="bold"/>
    </style:style>
    <style:style style:name="P108" style:parent-style-name="Textbody" style:family="paragraph">
      <style:paragraph-properties fo:margin-bottom="0in"/>
    </style:style>
    <style:style style:name="P109" style:parent-style-name="Textbody" style:family="paragraph">
      <style:paragraph-properties fo:margin-bottom="0in"/>
    </style:style>
    <style:style style:name="T110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11" style:parent-style-name="Policepardéfaut" style:family="text">
      <style:text-properties fo:font-style="italic" style:font-style-asian="italic" fo:language="en" fo:country="US"/>
    </style:style>
    <style:style style:name="T112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13" style:parent-style-name="Policepardéfaut" style:family="text">
      <style:text-properties fo:font-style="italic" style:font-style-asian="italic" fo:language="en" fo:country="US"/>
    </style:style>
    <style:style style:name="P114" style:parent-style-name="Standard" style:family="paragraph">
      <style:paragraph-properties fo:text-align="end"/>
      <style:text-properties fo:language="en" fo:country="US"/>
    </style:style>
    <style:style style:name="T115" style:parent-style-name="Policepardéfaut" style:family="text">
      <style:text-properties fo:font-weight="bold" style:font-weight-asian="bold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  <style:text-properties fo:language="en" fo:country="US"/>
    </style:style>
    <style:style style:name="P119" style:parent-style-name="Textbody" style:family="paragraph">
      <style:paragraph-properties fo:margin-bottom="0in"/>
    </style:style>
    <style:style style:name="T120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21" style:parent-style-name="Policepardéfaut" style:family="text">
      <style:text-properties fo:font-style="italic" style:font-style-asian="italic" fo:language="en" fo:country="US"/>
    </style:style>
    <style:style style:name="T122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23" style:parent-style-name="Policepardéfaut" style:family="text">
      <style:text-properties fo:font-style="italic" style:font-style-asian="italic" fo:language="en" fo:country="US"/>
    </style:style>
    <style:style style:name="T124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25" style:parent-style-name="Policepardéfaut" style:family="text">
      <style:text-properties fo:font-style="italic" style:font-style-asian="italic"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font-weight="bold" style:font-weight-asian="bold"/>
    </style:style>
    <style:style style:name="P128" style:parent-style-name="Textbody" style:family="paragraph">
      <style:paragraph-properties fo:margin-bottom="0in"/>
    </style:style>
    <style:style style:name="T129" style:parent-style-name="Policepardéfaut" style:family="text">
      <style:text-properties fo:language="en" fo:country="US"/>
    </style:style>
    <style:style style:name="P130" style:parent-style-name="Textbody" style:family="paragraph">
      <style:paragraph-properties fo:margin-bottom="0in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T133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34" style:parent-style-name="Policepardéfaut" style:family="text">
      <style:text-properties fo:font-style="italic" style:font-style-asian="italic"/>
    </style:style>
    <style:style style:name="T135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36" style:parent-style-name="Policepardéfaut" style:family="text">
      <style:text-properties fo:font-style="italic" style:font-style-asian="italic"/>
    </style:style>
    <style:style style:name="P137" style:parent-style-name="Standard" style:family="paragraph">
      <style:text-properties fo:font-weight="bold" style:font-weight-asian="bold"/>
    </style:style>
    <style:style style:name="P138" style:parent-style-name="Textbody" style:family="paragraph">
      <style:paragraph-properties fo:margin-bottom="0in"/>
    </style:style>
    <style:style style:name="P139" style:parent-style-name="Textbody" style:family="paragraph">
      <style:paragraph-properties fo:margin-bottom="0in"/>
    </style:style>
    <style:style style:name="T140" style:parent-style-name="Policepardéfaut" style:family="text">
      <style:text-properties fo:font-weight="bold" style:font-weight-asian="bold" style:font-weight-complex="bold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T144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45" style:parent-style-name="Policepardéfaut" style:family="text">
      <style:text-properties fo:font-style="italic" style:font-style-asian="italic"/>
    </style:style>
    <style:style style:name="T146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47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48" style:parent-style-name="Policepardéfaut" style:family="text">
      <style:text-properties fo:font-style="italic" style:font-style-asian="italic"/>
    </style:style>
    <style:style style:name="P149" style:parent-style-name="Textbody" style:family="paragraph">
      <style:paragraph-properties fo:margin-bottom="0in"/>
      <style:text-properties fo:font-weight="bold" style:font-weight-asian="bold" fo:font-style="italic" style:font-style-asian="italic"/>
    </style:style>
    <style:style style:name="P150" style:parent-style-name="Standard" style:family="paragraph">
      <style:text-properties fo:font-weight="bold" style:font-weight-asian="bold"/>
    </style:style>
    <style:style style:name="P151" style:parent-style-name="Textbody" style:family="paragraph">
      <style:paragraph-properties fo:margin-bottom="0in"/>
    </style:style>
    <style:style style:name="T152" style:parent-style-name="Policepardéfaut" style:family="text">
      <style:text-properties fo:font-weight="bold" style:font-weight-asian="bold"/>
    </style:style>
    <style:style style:name="P153" style:parent-style-name="Textbody" style:family="paragraph">
      <style:paragraph-properties fo:margin-bottom="0in"/>
    </style:style>
    <style:style style:name="P154" style:parent-style-name="Textbody" style:family="paragraph">
      <style:paragraph-properties fo:margin-bottom="0in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P156" style:parent-style-name="Textbody" style:family="paragraph">
      <style:paragraph-properties fo:margin-bottom="0in"/>
    </style:style>
    <style:style style:name="T157" style:parent-style-name="Policepardéfaut" style:family="text">
      <style:text-properties fo:font-weight="bold" style:font-weight-asian="bold" style:font-weight-complex="bold"/>
    </style:style>
    <style:style style:name="P158" style:parent-style-name="Textbody" style:family="paragraph">
      <style:paragraph-properties fo:margin-bottom="0in"/>
    </style:style>
    <style:style style:name="T159" style:parent-style-name="Policepardéfaut" style:family="text">
      <style:text-properties fo:font-weight="bold" style:font-weight-asian="bold" style:font-weight-complex="bold"/>
    </style:style>
    <style:style style:name="P160" style:parent-style-name="Textbody" style:family="paragraph">
      <style:paragraph-properties fo:margin-bottom="0in"/>
    </style:style>
    <style:style style:name="T161" style:parent-style-name="Policepardéfaut" style:family="text">
      <style:text-properties fo:font-weight="bold" style:font-weight-asian="bold" style:font-weight-complex="bold"/>
    </style:style>
    <style:style style:name="T162" style:parent-style-name="Policepardéfaut" style:family="text">
      <style:text-properties fo:font-weight="bold" style:font-weight-asian="bold" style:font-weight-complex="bold"/>
    </style:style>
    <style:style style:name="P163" style:parent-style-name="Textbody" style:family="paragraph">
      <style:paragraph-properties fo:margin-bottom="0in"/>
    </style:style>
    <style:style style:name="T164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65" style:parent-style-name="Policepardéfaut" style:family="text">
      <style:text-properties fo:font-style="italic" style:font-style-asian="italic" fo:language="en" fo:country="US"/>
    </style:style>
    <style:style style:name="P166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67" style:parent-style-name="Textbody" style:family="paragraph">
      <style:text-properties fo:font-weight="bold" style:font-weight-asian="bold"/>
    </style:style>
    <style:style style:name="P168" style:parent-style-name="Textbody" style:family="paragraph">
      <style:paragraph-properties fo:margin-bottom="0in"/>
    </style:style>
    <style:style style:name="T169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70" style:parent-style-name="Policepardéfaut" style:family="text">
      <style:text-properties fo:font-style="italic" style:font-style-asian="italic" fo:language="en" fo:country="US"/>
    </style:style>
    <style:style style:name="T171" style:parent-style-name="Policepardéfaut" style:family="text">
      <style:text-properties fo:font-style="italic" style:font-style-asian="italic" fo:language="en" fo:country="US"/>
    </style:style>
    <style:style style:name="P172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73" style:parent-style-name="Textbody" style:family="paragraph">
      <style:text-properties fo:font-weight="bold" style:font-weight-asian="bold" fo:language="en" fo:country="US"/>
    </style:style>
    <style:style style:name="P174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75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76" style:parent-style-name="Textbody" style:family="paragraph">
      <style:text-properties fo:font-weight="bold" style:font-weight-asian="bold"/>
    </style:style>
    <style:style style:name="P177" style:parent-style-name="Textbody" style:family="paragraph">
      <style:paragraph-properties fo:margin-bottom="0in"/>
    </style:style>
    <style:style style:name="T178" style:parent-style-name="Policepardéfaut" style:family="text">
      <style:text-properties fo:font-style="italic" style:font-style-asian="italic" fo:language="en" fo:country="US"/>
    </style:style>
    <style:style style:name="T179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80" style:parent-style-name="Policepardéfaut" style:family="text">
      <style:text-properties fo:font-style="italic" style:font-style-asian="italic" fo:language="en" fo:country="US"/>
    </style:style>
    <style:style style:name="P181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82" style:parent-style-name="Textbody" style:family="paragraph">
      <style:text-properties fo:font-weight="bold" style:font-weight-asian="bold"/>
    </style:style>
    <style:style style:name="P183" style:parent-style-name="Textbody" style:family="paragraph">
      <style:paragraph-properties fo:margin-bottom="0in"/>
      <style:text-properties fo:font-style="italic" style:font-style-asian="italic"/>
    </style:style>
    <style:style style:name="P184" style:parent-style-name="Textbody" style:family="paragraph">
      <style:paragraph-properties fo:margin-bottom="0in"/>
      <style:text-properties fo:font-style="italic" style:font-style-asian="italic"/>
    </style:style>
    <style:style style:name="P185" style:parent-style-name="Textbody" style:family="paragraph">
      <style:text-properties fo:font-weight="bold" style:font-weight-asian="bold"/>
    </style:style>
    <style:style style:name="P186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87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88" style:parent-style-name="Textbody" style:family="paragraph">
      <style:text-properties fo:font-weight="bold" style:font-weight-asian="bold" fo:language="en" fo:country="US"/>
    </style:style>
    <style:style style:name="P189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90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91" style:parent-style-name="Textbody" style:family="paragraph">
      <style:text-properties fo:font-weight="bold" style:font-weight-asian="bold" fo:language="en" fo:country="US"/>
    </style:style>
    <style:style style:name="P192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T193" style:parent-style-name="Policepardéfaut" style:family="text">
      <style:text-properties fo:language="en" fo:country="US"/>
    </style:style>
    <style:style style:name="T194" style:parent-style-name="Policepardéfaut" style:family="text">
      <style:text-properties fo:font-weight="bold" style:font-weight-asian="bold" fo:color="#000000" fo:language="en" fo:country="US"/>
    </style:style>
    <style:style style:name="T195" style:parent-style-name="Policepardéfaut" style:family="text">
      <style:text-properties fo:font-weight="bold" style:font-weight-asian="bold" fo:color="#000000" fo:language="en" fo:country="US"/>
    </style:style>
    <style:style style:name="P196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197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198" style:parent-style-name="Textbody" style:family="paragraph">
      <style:text-properties fo:font-weight="bold" style:font-weight-asian="bold" fo:color="#000000"/>
    </style:style>
    <style:style style:name="P199" style:parent-style-name="Textbody" style:family="paragraph">
      <style:paragraph-properties fo:margin-bottom="0in"/>
      <style:text-properties fo:font-style="italic" style:font-style-asian="italic" fo:color="#000000"/>
    </style:style>
    <style:style style:name="P200" style:parent-style-name="Textbody" style:family="paragraph">
      <style:paragraph-properties fo:margin-bottom="0in"/>
      <style:text-properties fo:font-style="italic" style:font-style-asian="italic" fo:color="#000000"/>
    </style:style>
    <style:style style:name="P201" style:parent-style-name="Textbody" style:family="paragraph">
      <style:text-properties fo:font-weight="bold" style:font-weight-asian="bold" fo:color="#000000"/>
    </style:style>
    <style:style style:name="P202" style:parent-style-name="Textbody" style:family="paragraph">
      <style:paragraph-properties fo:margin-bottom="0in"/>
      <style:text-properties fo:font-style="italic" style:font-style-asian="italic" fo:color="#000000"/>
    </style:style>
    <style:style style:name="P203" style:parent-style-name="Textbody" style:family="paragraph">
      <style:paragraph-properties fo:margin-bottom="0in"/>
      <style:text-properties fo:font-style="italic" style:font-style-asian="italic" fo:color="#000000"/>
    </style:style>
    <style:style style:name="P204" style:parent-style-name="Textbody" style:family="paragraph">
      <style:text-properties fo:font-weight="bold" style:font-weight-asian="bold" fo:color="#000000"/>
    </style:style>
    <style:style style:name="P205" style:parent-style-name="Textbody" style:family="paragraph">
      <style:paragraph-properties fo:margin-bottom="0in"/>
      <style:text-properties fo:font-style="italic" style:font-style-asian="italic" fo:color="#000000"/>
    </style:style>
    <style:style style:name="P206" style:parent-style-name="Textbody" style:family="paragraph">
      <style:paragraph-properties fo:margin-bottom="0in"/>
      <style:text-properties fo:font-style="italic" style:font-style-asian="italic" fo:color="#000000"/>
    </style:style>
    <style:style style:name="P207" style:parent-style-name="Textbody" style:family="paragraph">
      <style:text-properties fo:font-weight="bold" style:font-weight-asian="bold" fo:color="#000000"/>
    </style:style>
    <style:style style:name="P208" style:parent-style-name="Textbody" style:family="paragraph">
      <style:paragraph-properties fo:margin-bottom="0in"/>
      <style:text-properties fo:font-style="italic" style:font-style-asian="italic" fo:color="#000000"/>
    </style:style>
    <style:style style:name="P209" style:parent-style-name="Textbody" style:family="paragraph">
      <style:paragraph-properties fo:margin-bottom="0in"/>
      <style:text-properties fo:font-style="italic" style:font-style-asian="italic" fo:color="#000000"/>
    </style:style>
    <style:style style:name="P210" style:parent-style-name="Textbody" style:family="paragraph">
      <style:text-properties fo:font-weight="bold" style:font-weight-asian="bold" fo:color="#000000"/>
    </style:style>
    <style:style style:name="P211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12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13" style:parent-style-name="Textbody" style:family="paragraph">
      <style:text-properties fo:font-weight="bold" style:font-weight-asian="bold" fo:color="#000000"/>
    </style:style>
    <style:style style:name="P214" style:parent-style-name="Textbody" style:family="paragraph">
      <style:paragraph-properties fo:margin-bottom="0in"/>
      <style:text-properties fo:font-style="italic" style:font-style-asian="italic" fo:color="#000000"/>
    </style:style>
    <style:style style:name="P215" style:parent-style-name="Textbody" style:family="paragraph">
      <style:paragraph-properties fo:margin-bottom="0in"/>
      <style:text-properties fo:font-style="italic" style:font-style-asian="italic" fo:color="#000000"/>
    </style:style>
    <style:style style:name="P216" style:parent-style-name="Textbody" style:family="paragraph">
      <style:text-properties fo:font-weight="bold" style:font-weight-asian="bold" fo:color="#000000"/>
    </style:style>
    <style:style style:name="P217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18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19" style:parent-style-name="Textbody" style:family="paragraph">
      <style:text-properties fo:font-weight="bold" style:font-weight-asian="bold" fo:color="#000000"/>
    </style:style>
    <style:style style:name="P220" style:parent-style-name="Textbody" style:family="paragraph">
      <style:paragraph-properties fo:margin-bottom="0in"/>
      <style:text-properties fo:font-style="italic" style:font-style-asian="italic" fo:color="#000000"/>
    </style:style>
    <style:style style:name="P221" style:parent-style-name="Textbody" style:family="paragraph">
      <style:paragraph-properties fo:margin-bottom="0in"/>
      <style:text-properties fo:font-style="italic" style:font-style-asian="italic" fo:color="#000000"/>
    </style:style>
    <style:style style:name="P222" style:parent-style-name="Textbody" style:family="paragraph">
      <style:text-properties fo:font-weight="bold" style:font-weight-asian="bold" fo:color="#000000"/>
    </style:style>
    <style:style style:name="P223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24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25" style:parent-style-name="Textbody" style:family="paragraph">
      <style:text-properties fo:font-weight="bold" style:font-weight-asian="bold" fo:color="#000000"/>
    </style:style>
    <style:style style:name="P226" style:parent-style-name="Textbody" style:family="paragraph">
      <style:paragraph-properties fo:margin-bottom="0in"/>
      <style:text-properties fo:font-style="italic" style:font-style-asian="italic" fo:color="#000000"/>
    </style:style>
    <style:style style:name="P227" style:parent-style-name="Textbody" style:family="paragraph">
      <style:text-properties fo:font-weight="bold" style:font-weight-asian="bold" fo:color="#000000"/>
    </style:style>
    <style:style style:name="P228" style:parent-style-name="Textbody" style:family="paragraph">
      <style:paragraph-properties fo:margin-bottom="0in"/>
      <style:text-properties fo:font-weight="bold" style:font-weight-asian="bold" fo:color="#888888" fo:language="en" fo:country="US"/>
    </style:style>
    <style:style style:name="P229" style:parent-style-name="Textbody" style:family="paragraph">
      <style:paragraph-properties fo:margin-bottom="0in"/>
      <style:text-properties fo:font-weight="bold" style:font-weight-asian="bold" fo:color="#888888" fo:language="en" fo:country="US"/>
    </style:style>
    <style:style style:name="P230" style:parent-style-name="Standard" style:family="paragraph">
      <style:text-properties fo:font-weight="bold" style:font-weight-asian="bold" fo:color="#000000" fo:language="en" fo:country="US"/>
    </style:style>
    <style:style style:name="P231" style:parent-style-name="Standard" style:family="paragraph">
      <style:text-properties fo:color="#444444" fo:language="en" fo:country="US"/>
    </style:style>
    <style:style style:name="P232" style:parent-style-name="Standard" style:family="paragraph">
      <style:text-properties fo:color="#444444" fo:language="en" fo:country="US"/>
    </style:style>
    <style:style style:name="P233" style:parent-style-name="Standard" style:family="paragraph">
      <style:text-properties fo:color="#444444" fo:language="en" fo:country="US"/>
    </style:style>
    <style:style style:name="T234" style:parent-style-name="Policepardéfaut" style:family="text">
      <style:text-properties fo:color="#444444"/>
    </style:style>
    <style:style style:name="T235" style:parent-style-name="Policepardéfaut" style:family="text">
      <style:text-properties fo:color="#444444" fo:language="en" fo:country="US"/>
    </style:style>
    <style:style style:name="T236" style:parent-style-name="Policepardéfaut" style:family="text">
      <style:text-properties fo:color="#444444" fo:language="en" fo:country="US"/>
    </style:style>
    <style:style style:name="T237" style:parent-style-name="Policepardéfaut" style:family="text">
      <style:text-properties fo:color="#444444"/>
    </style:style>
    <style:style style:name="P238" style:parent-style-name="Standard" style:family="paragraph">
      <style:text-properties fo:font-weight="bold" style:font-weight-asian="bold" fo:color="#000000"/>
    </style:style>
    <style:style style:name="T239" style:parent-style-name="Policepardéfaut" style:family="text">
      <style:text-properties fo:color="#444444"/>
    </style:style>
    <style:style style:name="P240" style:parent-style-name="Standard" style:family="paragraph">
      <style:text-properties fo:color="#444444"/>
    </style:style>
    <style:style style:name="P241" style:parent-style-name="Standard" style:family="paragraph">
      <style:text-properties fo:font-weight="bold" style:font-weight-asian="bold" fo:color="#888888"/>
    </style:style>
    <style:style style:name="P242" style:parent-style-name="Standard" style:family="paragraph">
      <style:text-properties fo:font-weight="bold" style:font-weight-asian="bold" fo:color="#888888"/>
    </style:style>
    <style:style style:name="T243" style:parent-style-name="Policepardéfaut" style:family="text">
      <style:text-properties fo:font-weight="bold" style:font-weight-asian="bold" fo:color="#000000"/>
    </style:style>
    <style:style style:name="T244" style:parent-style-name="Policepardéfaut" style:family="text">
      <style:text-properties fo:font-weight="bold" style:font-weight-asian="bold" fo:color="#444444"/>
    </style:style>
    <style:style style:name="T245" style:parent-style-name="Policepardéfaut" style:family="text">
      <style:text-properties fo:color="#000000"/>
    </style:style>
    <style:style style:name="T246" style:parent-style-name="Policepardéfaut" style:family="text">
      <style:text-properties fo:font-weight="bold" style:font-weight-asian="bold" fo:color="#000000"/>
    </style:style>
    <style:style style:name="T247" style:parent-style-name="Policepardéfaut" style:family="text">
      <style:text-properties fo:color="#000000"/>
    </style:style>
    <style:style style:name="P248" style:parent-style-name="Standard" style:family="paragraph">
      <style:text-properties fo:color="#444444"/>
    </style:style>
    <style:style style:name="P249" style:parent-style-name="Textbody" style:family="paragraph">
      <style:text-properties fo:font-weight="bold" style:font-weight-asian="bold" fo:color="#000000"/>
    </style:style>
  </office:automatic-styles>
  <office:body>
    <office:text text:use-soft-page-breaks="true">
      <text:p text:style-name="P1">Jean-Baptiste CAZAUX</text:p>
      <text:p text:style-name="Standard"><text:a xlink:href="mailto:jbcazaux@gmail.com" office:target-frame-name="_top" xlink:show="replace"><text:span text:style-name="T2">jbcazaux@gmail.com</text:span></text:a></text:p>
      <text:p text:style-name="Standard"><text:a xlink:href="http://github.com/jbcazaux" office:target-frame-name="_top" xlink:show="replace"><text:span text:style-name="T3">github.com/jbcazaux</text:span></text:a></text:p>
      <text:p text:style-name="Standard"><text:a xlink:href="http://twitter.com/jbcazaux" office:target-frame-name="_top" xlink:show="replace"><text:span text:style-name="T4">@jbcazaux</text:span></text:a></text:p>
      <text:p text:style-name="P5">codox.fr/cv</text:p>
      <text:p text:style-name="Standard"><text:a xlink:href="tel:0664287950" office:target-frame-name="_top" xlink:show="replace"><text:span text:style-name="T6">06 64 28 79 50</text:span></text:a></text:p>
      <text:soft-page-break/>
      <text:p text:style-name="P7"><text:span text:style-name="T8">Développeur Fullstack Sénior</text:span></text:p>
      <text:p text:style-name="P9">Java, Web &amp; Web Mobile</text:p>
      <text:p text:style-name="P10">Scrum Master</text:p>
      <text:p text:style-name="P11">Formateur JS</text:p>
      <text:p text:style-name="P12">13+ années d'expériences</text:p>
      <text:p text:style-name="P13">Freelance</text:p>
      <text:section text:name="Sect1" text:style-name="S1">
        <text:p text:style-name="P14"/>
      </text:section>
      <text:section text:name="Sect2" text:style-name="S2">
        <text:soft-page-break/>
        <text:p text:style-name="P15"><text:span text:style-name="T16">Passionné<text:s/></text:span><text:span text:style-name="T17">par la technique,<text:s/></text:span><text:span text:style-name="T18">j'interviens principalement sur des missions de conseils et de développement Java, web et web mobile.</text:span></text:p>
        <text:p text:style-name="P19"><text:span text:style-name="T20">Lors de mes 9 années en SSII j'ai été<text:s/></text:span><text:span text:style-name="T21">force de proposition</text:span><text:span text:style-name="T22"><text:s/>sur les</text:span><text:span text:style-name="T23"><text:s/>architectures</text:span><text:span text:style-name="T24">,<text:s/></text:span><text:span text:style-name="T25">outils<text:s/></text:span><text:span text:style-name="T26">et<text:s/></text:span><text:span text:style-name="T27">méthodes<text:s/></text:span><text:span text:style-name="T28">à adopter.</text:span></text:p>
        <text:p text:style-name="P29"><text:span text:style-name="T30">Je travaille uniquement dans des contextes</text:span><text:span text:style-name="T31"><text:s/></text:span><text:span text:style-name="T32">agiles</text:span><text:span text:style-name="T33">, en axant la priorité de l'équipe sur la<text:s/></text:span><text:span text:style-name="T34">qualité<text:s/></text:span><text:span text:style-name="T35">et la<text:s/></text:span><text:span text:style-name="T36">conformité<text:s/></text:span><text:span text:style-name="T37">du produit délivré.</text:span></text:p>
        <text:p text:style-name="P38"><text:span text:style-name="T39">En dehors du rôle de<text:s/></text:span><text:span text:style-name="T40">tech-lead / développeur</text:span><text:span text:style-name="T41">, je suis aussi intervenu comme<text:s/></text:span><text:span text:style-name="T42">Scrum Master<text:s/></text:span><text:span text:style-name="T43">sur plusieurs missions.</text:span></text:p>
        <text:p text:style-name="P44"><text:span text:style-name="T45">Je suis également<text:s/></text:span><text:span text:style-name="T46">formateur javascript</text:span><text:span text:style-name="T47"><text:s/>et je<text:s/></text:span><text:span text:style-name="T48">participe aux<text:s/></text:span><text:span text:style-name="T49">recrutements</text:span><text:span text:style-name="T50"><text:s/>lors de la phase de validation technique de candidats.</text:span></text:p>
        <text:p text:style-name="P51">Compétences</text:p>
        <text:p text:style-name="P52"/>
        <text:p text:style-name="P53">Langages</text:p>
        <text:p text:style-name="P54">Java / Java EE, Typescript 2, Javascript (ES6), HTML5, CSS3.</text:p>
        <text:p text:style-name="P55"/>
        <text:p text:style-name="P56">Frameworks &amp; Librairies :</text:p>
        <text:p text:style-name="P57"/>
        <text:p text:style-name="P58">jUnit, Mockito, Spring (ioc, springboot, mvc, aop, security, …<text:s/>), Guice, JPA/Hibernate, Jersey, Google Guava, Apache commons, EJB3.</text:p>
        <text:p text:style-name="P59"/>
        <text:p text:style-name="P60">ReactJS, Angular4, RxJS, Backbone.js, Cordova, (Phonegap), Sass, Leaflet.js, Jquery, Jasmine, Casper.js, Express.js, JS Test Driver, Qunit, Dojo, Underscore.js.</text:p>
        <text:p text:style-name="P61"/>
        <text:p text:style-name="P62">Outils</text:p>
        <text:p text:style-name="P63">IntelliJ, Node, Webpack, Docker, Maven, Git, Jenkins, Nexus, Sonar, Tomcat, Jboss, Solr, VisualVM, JMeter, Jira, Puppet.</text:p>
        <text:p text:style-name="P64"/>
        <text:p text:style-name="P65">Méthodes</text:p>
        <text:p text:style-name="P66">Scrum, Kanban, XP, TDD, Intégration continue, DDD.</text:p>
        <text:p text:style-name="P67"/>
        <text:p text:style-name="P68">Données</text:p>
        <text:p text:style-name="P69">MongoDB, Elasticsearch, Marklogic, Bases SQL.</text:p>
        <text:p text:style-name="P70"/>
        <text:p text:style-name="P71">OS</text:p>
        <text:p text:style-name="P72">Ubuntu, Windows.</text:p>
        <text:p text:style-name="P73"/>
        <text:soft-page-break/>
        <text:p text:style-name="P74">Missions</text:p>
        <text:p text:style-name="P75"/>
        <text:p text:style-name="P76">2017<text:s/>Formateur React – 5 sessions</text:p>
        <text:p text:style-name="P77">Ecriture et mises à jour du support et des TPs.</text:p>
        <text:p text:style-name="P78">Déclinaisons ES6 et TypeScript 2.</text:p>
        <text:p text:style-name="P79">Plusieurs implémentations de Redux.</text:p>
        <text:p text:style-name="P80">Tests, Router, HOC, Optimisations, ...</text:p>
        <text:p text:style-name="P81"><text:span text:style-name="T82">ReactJs</text:span><text:span text:style-name="T83">,</text:span><text:span text:style-name="T84"><text:s/>ES6</text:span><text:span text:style-name="T85">,<text:s/></text:span><text:span text:style-name="T86">Typescript 2</text:span><text:span text:style-name="T87">, Jest, Enzyme.</text:span></text:p>
        <text:p text:style-name="P88">2017 (9 mois, en cours)<text:s/>Techlead full stack Angular4 / Java 8 - Saint Gobain</text:p>
        <text:p text:style-name="P89">Micro-services avec spring boot</text:p>
        <text:p text:style-name="P90">Composants Angular4 avec ngRx</text:p>
        <text:p text:style-name="P91">Relecture du code (Merge Requests)</text:p>
        <text:p text:style-name="P92"><text:span text:style-name="T93">Angular4, ngRx, RxJs, Spring boot</text:span><text:span text:style-name="T94">,<text:s/></text:span><text:span text:style-name="T95">Jenkins, Git (GitFlow).</text:span></text:p>
        <text:p text:style-name="P96"/>
        <text:p text:style-name="P97">2016 (9 mois) Développeur Front-end –<text:s/>Chronopost</text:p>
        <text:p text:style-name="P98">Interface de gestion des zones de livraison sur une carte.</text:p>
        <text:p text:style-name="P99">Formation des développeurs aux technos Front-end.</text:p>
        <text:p text:style-name="P100"><text:span text:style-name="T101">Mise en place de l'intégration continue et git.</text:span><text:span text:style-name="T102"><text:line-break/></text:span><text:span text:style-name="T103">ReactJs</text:span><text:span text:style-name="T104">,</text:span><text:span text:style-name="T105"><text:s/>Typescript 2</text:span><text:span text:style-name="T106">, Webpack, Leaflet, Git, Maven, Jenkins.</text:span></text:p>
        <text:p text:style-name="P107">2016 (3 mois)<text:s/>Scrum Master Développeur – Argus de la presse</text:p>
        <text:p text:style-name="P108">Outil de classement manuel des articles de presse.</text:p>
        <text:p text:style-name="P109"><text:span text:style-name="T110">Java 8</text:span><text:span text:style-name="T111">,</text:span><text:span text:style-name="T112"><text:s/>Angular2</text:span><text:span text:style-name="T113">, Webpack, Spring-boot, Spock, Lombok, Git, Maven, Jenkins.</text:span></text:p>
        <text:p text:style-name="P114"/>
        <text:p text:style-name="Standard"><text:span text:style-name="T115">2015 (10 mois) Scrum Master Développeur – Argus de la presse</text:span></text:p>
        <text:p text:style-name="P116">Développement des web-services REST – backend – pour différentes applications de l'Argus.</text:p>
        <text:p text:style-name="P117">Stockage de gros volumes de données dans une base NoSQL orientée document et graphe.</text:p>
        <text:p text:style-name="P118">Tests de charge.</text:p>
        <text:p text:style-name="P119"><text:span text:style-name="T120">Java 8</text:span><text:span text:style-name="T121">,</text:span><text:span text:style-name="T122"><text:s/></text:span><text:span text:style-name="T123">Spring mvc, Guava, assertJ, Mockito, Lombok, JMeter, Swagger, Marklogic,<text:s/></text:span><text:span text:style-name="T124">SPARQL</text:span><text:span text:style-name="T125"><text:s/>/ RDF, Git, Maven, Jenkins.</text:span></text:p>
        <text:p text:style-name="P126"/>
        <text:p text:style-name="P127">2014 (11 mois) Scrum Master Développeur – Argus de la presse</text:p>
        <text:p text:style-name="P128">Récupération automatisée des données sur les réseaux sociaux.<text:s/><text:span text:style-name="T129">APIs Facebook, Twitter, Youtube, LinkedIn, …</text:span></text:p>
        <text:p text:style-name="P130">Stockage de gros volumes de données dans un format homogène, export XML.</text:p>
        <text:p text:style-name="P131">Recrutement de l'équipe.</text:p>
        <text:p text:style-name="P132"><text:span text:style-name="T133">Java 8</text:span><text:span text:style-name="T134">,</text:span><text:span text:style-name="T135"><text:s/>Angular</text:span><text:span text:style-name="T136">, HTML5, CSS3, Spring mvc, Guava, assertJ, Mockito, Lombok, Flyway, jasmine, protractor, webjars, Git, Maven, Jenkins.</text:span></text:p>
        <text:p text:style-name="Standard"/>
        <text:p text:style-name="P137">2014 (3 mois - sur temps libre) Tech Lead – BeInSoft</text:p>
        <text:p text:style-name="P138">Aide au démarrage de la startup. Affichage d'informations sur des cartes. Application pour bornes tactiles.</text:p>
        <text:p text:style-name="P139">Choix de l'architecture technique (<text:span text:style-name="T140">Full stack web</text:span>).</text:p>
        <text:p text:style-name="P141">Mise en place de l’usine logicielle.</text:p>
        <text:p text:style-name="P142">Test et Développement des fonctionnalités.</text:p>
        <text:p text:style-name="P143"><text:span text:style-name="T144">Node.js</text:span><text:span text:style-name="T145">, Leaflet.js / Mapbox.js,<text:s/></text:span><text:span text:style-name="T146">Backb</text:span><text:span text:style-name="T147">one.js</text:span><text:span text:style-name="T148">, Casper.js, Express.js, Forever.js, MongoDB, Grunt, Jenkins.</text:span></text:p>
        <text:p text:style-name="P149"/>
        <text:p text:style-name="P150">2013 (18 mois) Développeur Java – Mappy</text:p>
        <text:p text:style-name="P151">Intégration de flux de données (xml, json, <text:s/>csv) dans<text:s/><text:span text:style-name="T152">MongoDB<text:s/></text:span>avec des batchs java orchestrés par jenkins.</text:p>
        <text:soft-page-break/>
        <text:p text:style-name="P153">Indexation des données dans solr.</text:p>
        <text:p text:style-name="P154">Développement d'une API<text:s/><text:span text:style-name="T155">REST</text:span><text:s/>d'accès aux données pour les terminaux web et mobiles.</text:p>
        <text:p text:style-name="P156">Configuration des environnements avec<text:s/><text:span text:style-name="T157">puppet</text:span><text:s/>et capistrano.</text:p>
        <text:p text:style-name="P158"><text:span text:style-name="T159">Optimisation</text:span><text:s/>des ressources et du code pour supporter le fort traffic sur mappy.fr</text:p>
        <text:p text:style-name="P160">BI sur les logs avec<text:s/><text:span text:style-name="T161">elastics</text:span><text:span text:style-name="T162">earch</text:span><text:s/>/ logstash / kibana.</text:p>
        <text:p text:style-name="P163"><text:span text:style-name="T164">MongoDB</text:span><text:span text:style-name="T165">, java7, Guice, Guava, Jersey, REST, solr, jUnit, Mockito, Git, JMeter.</text:span></text:p>
        <text:p text:style-name="P166"/>
        <text:p text:style-name="P167">2012 (8 mois) Développeur web mobile – Crédit Agricole SA</text:p>
        <text:p text:style-name="P168"><text:span text:style-name="T169">Javascript</text:span><text:span text:style-name="T170">, jQuery, Js Test Driver, HTML5, CSS3, Chrome Dev Tools, REST, Spring MVC3,<text:s/></text:span><text:span text:style-name="T171">Java7, Tomcat7, Git.</text:span></text:p>
        <text:p text:style-name="P172"/>
        <text:p text:style-name="P173">2012 (4 mois) Scrum Master &amp; Tech Lead – AFPA</text:p>
        <text:p text:style-name="P174">Spring, Hibernate, jUnit, Mockito, Struts2, Git.</text:p>
        <text:p text:style-name="P175"/>
        <text:p text:style-name="P176">2011 (2 mois) Développeur web mobile – Crédit Agricole SA</text:p>
        <text:p text:style-name="P177"><text:span text:style-name="T178">HTML5, CSS3, Javascript, Mockito, Dojo,<text:s/></text:span><text:span text:style-name="T179">Cordova</text:span><text:span text:style-name="T180"><text:s/>(Phonegap), REST.</text:span></text:p>
        <text:p text:style-name="P181"/>
        <text:p text:style-name="P182">2011 (4 mois)<text:s/>Scrum master et tech lead – l’APEC</text:p>
        <text:p text:style-name="P183">Javascript, Titanium, REST, Java, Spring, Hudson, SVN, Maven, Jira.</text:p>
        <text:p text:style-name="P184"/>
        <text:p text:style-name="P185">2011 (7 mois) Scrum Master et développeur – Allianz</text:p>
        <text:p text:style-name="P186">Java, Flex, jUnit, FlexUnit, Condordion, Selenium/FlexMonkium, Hudson, Maven.</text:p>
        <text:p text:style-name="P187"/>
        <text:p text:style-name="P188">2010 (1 an) Tech lead – Finance Active</text:p>
        <text:p text:style-name="P189">Java 6, REST, Jersey, Javascript, Jquery, Qunit, HtmlUnit, Spring, Maven.</text:p>
        <text:p text:style-name="P190"/>
        <text:p text:style-name="P191">2009 (6 mois) Développeur – Vidal</text:p>
        <text:p text:style-name="P192">Java6, REST, Jersey, Javascript, DHTMLX, Jquery, Qunit, Spring, Hibernate, Maven, Teamcity, Selenium, JSP.</text:p>
        <text:p text:style-name="Textbody"><text:span text:style-name="T193"><text:line-break/></text:span><text:span text:style-name="T194">2009 (3 mois)<text:s/></text:span><text:span text:style-name="T195">Développeur – AFPA</text:span></text:p>
        <text:p text:style-name="P196">Java 6, Spring, Struts 2, Hibernate, Fitnesse, JSP, Hudson, Maven.</text:p>
        <text:p text:style-name="P197"/>
        <text:p text:style-name="P198">2008 (8 mois) Développeur – PIA</text:p>
        <text:p text:style-name="P199">Java 5, Flex 3, Spring, Hibernate, Ant, Web Services SOAP.</text:p>
        <text:p text:style-name="P200"/>
        <text:p text:style-name="P201">2008 (1 mois) Développeur – Manpower</text:p>
        <text:p text:style-name="P202">Java 5, jUnit, Hibernate, Maven.</text:p>
        <text:p text:style-name="P203"/>
        <text:p text:style-name="P204">2007<text:s/>(13 mois) Développeur – ADP-GSI</text:p>
        <text:p text:style-name="P205">Java 5, Javascript, Dojo, JsUnit.</text:p>
        <text:p text:style-name="P206"/>
        <text:p text:style-name="P207">2007 (16 jours) Accompagnement et formation – UEM</text:p>
        <text:p text:style-name="P208">CruiseControl, Maven, QaLabs.</text:p>
        <text:p text:style-name="P209"/>
        <text:p text:style-name="P210">2006 (4 mois) Développeur – Dexia Sofaxis</text:p>
        <text:p text:style-name="P211">Java 5, jUnit, Hibernate, Spring, Maven, Continuum, Jboss, SQLServer 2005, SVN.</text:p>
        <text:p text:style-name="P212"/>
        <text:p text:style-name="P213">2006 (10 mois) Développeur – Club Med</text:p>
        <text:p text:style-name="P214">Java, jUnit, Struts, Spring, Weblogic, DB2, CVS, Genesys.</text:p>
        <text:p text:style-name="P215"/>
        <text:p text:style-name="P216">2006 (12 jours) Accompagnement et formation – Mairie de Paris</text:p>
        <text:p text:style-name="P217">Java, jUnit, Struts, Tiles, Hibernate, Weblogic, JBOSS, Oracle, CVS.</text:p>
        <text:p text:style-name="P218"/>
        <text:p text:style-name="P219">2005 (7 mois) Développeur – AELB</text:p>
        <text:p text:style-name="P220">Java, jUnit, Struts, Hibernate, JBOSS, Oracle, Starteam.</text:p>
        <text:p text:style-name="P221"/>
        <text:p text:style-name="P222">2004 (9 mois) Développeur – BNP Paribas</text:p>
        <text:p text:style-name="P223">Java, jUnit, Struts, Hibernate, WAS, Oracle, SweetDev, TestDirector.</text:p>
        <text:p text:style-name="P224"/>
        <text:p text:style-name="P225">2004 (2 mois) Développeur – Ministère de l'équipement</text:p>
        <text:p text:style-name="P226">Java, Tomcat,<text:s/>Spring, Millstone, SQL, Oracle.</text:p>
        <text:p text:style-name="P227"/>
        <text:p text:style-name="P228">Publications</text:p>
        <text:p text:style-name="P229"/>
        <text:p text:style-name="P230">Blogs</text:p>
        <text:p text:style-name="P231">Formation ReactJS/TypeScript2</text:p>
        <text:p text:style-name="P232">Formation ReactJS/ES6</text:p>
        <text:p text:style-name="P233">Webpack</text:p>
        <text:p text:style-name="Standard"><text:a xlink:href="https://github.com/jbcazaux/nodeQ#readme" office:target-frame-name="_top" xlink:show="replace"><text:span text:style-name="T234">Les promesses avec Q et node.js</text:span></text:a></text:p>
        <text:p text:style-name="Standard"><text:a xlink:href="http://blog.valtech.fr/2012/09/03/optimisation-dun-site-web-mobile/" office:target-frame-name="_top" xlink:show="replace"><text:span text:style-name="T235">Optimisation d'un site web mobile</text:span></text:a></text:p>
        <text:p text:style-name="Standard"><text:a xlink:href="https://github.com/jbcazaux/many2many#readme" office:target-frame-name="_top" xlink:show="replace"><text:span text:style-name="T236">JPA/Hibernate mapping many-to-many with extra column</text:span></text:a></text:p>
        <text:p text:style-name="Standard"><text:a xlink:href="http://blog.valtech.fr/2009/08/20/integration-flex-blazeds-spring-dans-maven/" office:target-frame-name="_top" xlink:show="replace"><text:span text:style-name="T237">Maveniser l'intégration de Flex, <text:s/>Spring et BlazeDS</text:span></text:a></text:p>
        <text:p text:style-name="P238">Magazine</text:p>
        <text:p text:style-name="Standard"><text:a xlink:href="http://www.programmez.com/" office:target-frame-name="_top" xlink:show="replace"><text:span text:style-name="T239">L'agilité vue par les développeurs (Programmez n°133, <text:s/>Septembre 2010)</text:span></text:a></text:p>
        <text:p text:style-name="P240"/>
        <text:p text:style-name="P241">Diplômes</text:p>
        <text:p text:style-name="P242"/>
        <text:p text:style-name="Standard"><text:span text:style-name="T243">1999 - 2004</text:span><text:span text:style-name="T244"><text:s/></text:span><text:span text:style-name="T245">EPITA - Système d'Information et Génie Logiciel</text:span></text:p>
        <text:p text:style-name="Standard"><text:span text:style-name="T246">1999<text:s/></text:span><text:span text:style-name="T247">Bac S</text:span></text:p>
        <text:p text:style-name="P248"/>
        <text:p text:style-name="P24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Roboto, sans-serif" svg:font-family="Roboto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bcazaux</meta:initial-creator>
    <dc:creator>Cazaux, Jean-baptiste</dc:creator>
    <meta:creation-date>2018-01-08T14:02:00Z</meta:creation-date>
    <dc:date>2018-01-08T14:02:00Z</dc:date>
    <meta:print-date>2017-12-15T12:32:00Z</meta:print-date>
    <meta:template xlink:href="Normal.dotm" xlink:type="simple"/>
    <meta:editing-cycles>2</meta:editing-cycles>
    <meta:editing-duration>PT0S</meta:editing-duration>
    <meta:document-statistic meta:page-count="4" meta:paragraph-count="14" meta:word-count="1082" meta:character-count="7023" meta:row-count="49" meta:non-whitespace-character-count="5955"/>
  </office:meta>
</office:document-meta>
</file>